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8a8c" officeooo:paragraph-rsid="001b8a8c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b8a8c" officeooo:paragraph-rsid="001b8a8c"/>
    </style:style>
    <style:style style:name="P3" style:family="paragraph" style:parent-style-name="Standard">
      <style:paragraph-properties fo:text-align="center" style:justify-single-word="false"/>
      <style:text-properties fo:font-size="18pt" officeooo:rsid="001b8a8c" officeooo:paragraph-rsid="001b8a8c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officeooo:rsid="001c88bb" officeooo:paragraph-rsid="001c88bb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b8a8c" officeooo:paragraph-rsid="001b8a8c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b8a8c" officeooo:paragraph-rsid="001b8a8c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8752in" style:auto-text-indent="false" style:page-number="auto" fo:background-color="transparent"/>
      <style:text-properties officeooo:rsid="001b8a8c" officeooo:paragraph-rsid="001b8a8c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8752in" style:auto-text-indent="false" fo:background-color="transparent"/>
      <style:text-properties officeooo:rsid="001b8a8c" officeooo:paragraph-rsid="001b8a8c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618in" style:auto-text-indent="false" style:page-number="auto" fo:background-color="transparent"/>
      <style:text-properties officeooo:rsid="001b8a8c" officeooo:paragraph-rsid="001b8a8c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618in" style:auto-text-indent="false" fo:background-color="transparent"/>
      <style:text-properties officeooo:rsid="001b8a8c" officeooo:paragraph-rsid="001b8a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Tóm lược tiến độ đồ án</text:p>
      <text:p text:style-name="P1"/>
      <text:p text:style-name="P1">Sinh viên thực hiện: Nguyễn Anh.</text:p>
      <text:p text:style-name="P1">Lớp: AT130502.</text:p>
      <text:p text:style-name="P4">Tên đề tài: lập trình công cụ kiểm thử blackbox đối với ứng dụng web.</text:p>
      <text:p text:style-name="P1"/>
      <text:p text:style-name="P1"/>
      <text:p text:style-name="P1"/>
      <text:p text:style-name="P1">Tiến độ đồ án</text:p>
      <text:list xml:id="list2822053188" text:style-name="L1">
        <text:list-item>
          <text:p text:style-name="P2">Phần word</text:p>
        </text:list-item>
      </text:list>
      <text:p text:style-name="P1"><text:tab/>Đã hoàn thành các phần:</text:p>
      <text:p text:style-name="P5">+ giới thiệu fuzzing</text:p>
      <text:p text:style-name="P6">+ Giới thiệu lỗ hổng web</text:p>
      <text:p text:style-name="P7">- lỗ hổng sql</text:p>
      <text:p text:style-name="P8">- lỗ hổng xss</text:p>
      <text:p text:style-name="P8">- lỗ hổng csrf</text:p>
      <text:p text:style-name="P1"/>
      <text:list xml:id="list154621467162543" text:continue-numbering="true" text:style-name="L1">
        <text:list-item>
          <text:p text:style-name="P2">Phần lập trình tool</text:p>
        </text:list-item>
      </text:list>
      <text:p text:style-name="P1"><text:tab/>Đã hoàn thành các phần:</text:p>
      <text:p text:style-name="P9">+ module scan xss</text:p>
      <text:p text:style-name="P10">+ module scan csrf(được một nửa, chưa chạy thử)</text:p>
      <text:p text:style-name="P10">+ module sqli</text:p>
      <text:p text:style-name="P10">+ module crawler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5:39:22.907570862</meta:creation-date>
    <dc:date>2021-03-24T15:46:18.085160688</dc:date>
    <meta:editing-duration>PT6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92" meta:character-count="408" meta:non-whitespace-character-count="333"/>
  </office:meta>
</office:document-meta>
</file>